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b5d4a" officeooo:paragraph-rsid="000b5d4a"/>
    </style:style>
    <style:style style:name="P2" style:family="paragraph" style:parent-style-name="Standard" style:list-style-name="L1">
      <style:text-properties officeooo:rsid="000cb03a" officeooo:paragraph-rsid="000cb03a"/>
    </style:style>
    <style:style style:name="P3" style:family="paragraph" style:parent-style-name="Standard">
      <style:text-properties officeooo:paragraph-rsid="000b5d4a"/>
    </style:style>
    <style:style style:name="T1" style:family="text">
      <style:text-properties officeooo:rsid="000b5d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90769752442222790" text:style-name="L1">
        <text:list-item>
          <text:p text:style-name="P2">First, level 1</text:p>
          <text:list>
            <text:list-item>
              <text:p text:style-name="P2">First, level 2</text:p>
            </text:list-item>
          </text:list>
        </text:list-item>
      </text:list>
      <text:p text:style-name="P3"><text:span text:style-name="T1">B</text:span></text:p>
      <text:list xml:id="list154421981734321" text:continue-numbering="true" text:style-name="L1">
        <text:list-item>
          <text:list>
            <text:list-item>
              <text:p text:style-name="P2">Second, level 2</text:p>
            </text:list-item>
          </text:list>
        </text:list-item>
        <text:list-item>
          <text:p text:style-name="P2">Second, level 1</text:p>
        </text:list-item>
      </text:list>
      <text:p text:style-name="P1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03:30.854504771</meta:creation-date>
    <dc:date>2016-01-29T15:44:15.379318371</dc:date>
    <meta:editing-duration>PT10M46S</meta:editing-duration>
    <meta:editing-cycles>3</meta:editing-cycles>
    <meta:generator>LibreOfficeDev/5.2.0.0.alpha0$Linux_X86_64 LibreOffice_project/9d404ea45c5c33d9de4e0852ca1361f7495f9b62</meta:generator>
    <meta:document-statistic meta:table-count="0" meta:image-count="0" meta:object-count="0" meta:page-count="1" meta:paragraph-count="6" meta:word-count="18" meta:character-count="68" meta:non-whitespace-character-count="60"/>
  </office:meta>
</office:document-meta>
</file>